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4 16.05</text:p>
          </table:table-cell>
          <table:table-cell/>
          <table:table-cell office:value-type="string" calcext:value-type="string">
            <text:p>35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16.7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3 13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16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1.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/>
          <table:table-cell office:value-type="string" calcext:value-type="string">
            <text:p>14960.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12.05</text:p>
          </table:table-cell>
          <table:table-cell table:number-columns-repeated="4"/>
          <table:table-cell table:style-name="Default" office:value-type="string" calcext:value-type="string">
            <text:p>194.0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1130.38</text:p>
          </table:table-cell>
          <table:table-cell table:number-columns-repeated="1012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1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.00.0000</text:date>, <text:time style:data-style-name="N2" text:time-value="00:06:21.1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2-05T00:11:32.842000000</dc:date>
    <meta:editing-duration>P1DT23H45M31S</meta:editing-duration>
    <meta:editing-cycles>1008</meta:editing-cycles>
    <meta:document-statistic meta:table-count="2" meta:cell-count="1682" meta:object-count="0"/>
  </office:meta>
</office:document-meta>
</file>